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f99210" style:family="table" style:master-page-name="ta-mp-0xf99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7.35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107cae8" style:family="table-cell" style:data-style-name="General">
      <style:table-cell-properties fo:background-color="#3333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4.00pt" fo:color="#ffffff" fo:font-family="Ubuntu"/>
    </style:style>
    <style:style style:name="ACE-0x107c1e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E-0x107c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E-0x107cd28" style:family="table-cell" style:data-style-name="ND.1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E-0x107a9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7c54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E-0x107c428" style:family="table-cell" style:data-style-name="ND.2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E-0x107cc08" style:family="table-cell" style:data-style-name="ND.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E-0x107c0c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E-0x107b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7c8a8" style:family="table-cell" style:data-style-name="ND.1">
      <style:table-cell-properties fo:background-color="#0000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E-0x107c9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Ubuntu"/>
    </style:style>
    <style:style style:name="ACE-0x12c2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ffffff" fo:font-family="Ubuntu"/>
    </style:style>
    <style:style style:name="ACE-0x107c66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ffffff" fo:font-family="Ubuntu"/>
    </style:style>
    <style:style style:name="ACE-0x12c25c8" style:family="table-cell" style:data-style-name="ND.0">
      <style:table-cell-properties fo:background-color="#3333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ffffff" fo:font-family="Ubuntu"/>
    </style:style>
    <style:style style:name="ACE-0x107ce48" style:family="table-cell" style:data-style-name="General">
      <style:table-cell-properties fo:background-color="#3333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4.00pt" fo:color="#ffffff" fo:font-family="Ubuntu"/>
    </style:style>
    <style:style style:name="ACE-0x107c7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E-0x107bfa8" style:family="table-cell" style:data-style-name="ND.0">
      <style:table-cell-properties fo:background-color="#0000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Ubuntu"/>
    </style:style>
    <style:style style:name="ACOL-1" style:family="table-column">
      <style:table-column-properties style:column-width="134.25pt" style:use-optimal-column-width="false"/>
    </style:style>
    <style:style style:name="ACOL-2" style:family="table-column">
      <style:table-column-properties style:column-width="108.00pt" style:use-optimal-column-width="true"/>
    </style:style>
    <style:style style:name="ACOL-3" style:family="table-column">
      <style:table-column-properties style:column-width="103.50pt" style:use-optimal-column-width="false"/>
    </style:style>
    <style:style style:name="ACOL-4" style:family="table-column">
      <style:table-column-properties style:column-width="128.10pt" style:use-optimal-column-width="true"/>
    </style:style>
    <style:style style:name="ACOL-5" style:family="table-column">
      <style:table-column-properties style:column-width="85.50pt" style:use-optimal-column-width="false"/>
    </style:style>
    <style:style style:name="ACOL-6" style:family="table-column">
      <style:table-column-properties style:column-width="123.45pt" style:use-optimal-column-width="true"/>
    </style:style>
    <style:style style:name="ACOL-7" style:family="table-column">
      <style:table-column-properties style:column-width="115.09pt" style:use-optimal-column-width="true"/>
    </style:style>
    <style:style style:name="ACOL-8" style:family="table-column">
      <style:table-column-properties style:column-width="93.54pt" style:use-optimal-column-width="true"/>
    </style:style>
    <style:style style:name="ACOL-9" style:family="table-column">
      <style:table-column-properties style:column-width="83.71pt" style:use-optimal-column-width="true"/>
    </style:style>
    <style:style style:name="ACOL-10" style:family="table-column">
      <style:table-column-properties style:column-width="97.31pt" style:use-optimal-column-width="true"/>
    </style:style>
    <style:style style:name="ACOL-11" style:family="table-column">
      <style:table-column-properties style:column-width="264.76pt" style:use-optimal-column-width="true"/>
    </style:style>
    <style:style style:name="ACOL-12" style:family="table-column"/>
    <style:style style:name="ACOL-13" style:family="table-column">
      <style:table-column-properties style:column-width="64.01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f99210" table:print="true">
        <office:forms form:automatic-focus="false" form:apply-design-mode="false">
          <form:form/>
        </office:forms>
        <table:table-column table:style-name="ACOL-1"/>
        <table:table-column table:default-cell-style-name="ACE-0x107c1e8" table:style-name="ACOL-2" table:number-columns-repeated="3"/>
        <table:table-column table:default-cell-style-name="ACE-0x107c1e8" table:style-name="ACOL-3"/>
        <table:table-column table:default-cell-style-name="ACE-0x107c1e8" table:style-name="ACOL-4"/>
        <table:table-column table:default-cell-style-name="ACE-0x107c1e8"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6"/>
        <table:table-column table:style-name="ACOL-11"/>
        <table:table-column table:style-name="ACOL-0" table:number-columns-repeated="241"/>
        <table:table-column table:style-name="ACOL-13" table:number-columns-repeated="768"/>
        <table:table-column table:style-name="ACOL-0"/>
        <table:table-row table:style-name="AROW-0">
          <table:table-cell table:style-name="ACE-0x107cae8"/>
          <table:table-cell table:style-name="ACE-0x12c25c8" office:value-type="string" office:string-value="Flag -O0">
            <text:p>Flag -O0</text:p>
          </table:table-cell>
          <table:table-cell table:style-name="ACE-0x12c25c8" office:value-type="string" office:string-value="Flag -O1">
            <text:p>Flag -O1</text:p>
          </table:table-cell>
          <table:table-cell table:style-name="ACE-0x12c25c8" office:value-type="string" office:string-value="Flag -O3">
            <text:p>Flag -O3</text:p>
          </table:table-cell>
          <table:table-cell table:style-name="ACE-0x12c25c8" office:value-type="string" office:string-value="-no-vec">
            <text:p>-no-vec</text:p>
          </table:table-cell>
          <table:table-cell table:style-name="ACE-0x12c25c8" office:value-type="string" office:string-value="-vec &amp; -vec-report">
            <text:p>-vec &amp; -vec-report</text:p>
          </table:table-cell>
          <table:table-cell table:style-name="ACE-0x12c25c8" office:value-type="string" office:string-value="-xhost">
            <text:p>-xhost</text:p>
          </table:table-cell>
          <table:table-cell table:number-columns-repeated="7" table:style-name="ACE-0x12c24a8"/>
          <table:table-cell table:number-columns-repeated="1009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cojack,dat">
            <text:p>cojack,dat</text:p>
          </table:table-cell>
          <table:table-cell table:number-columns-repeated="3" table:style-name="ACE-0x107c668"/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execution time">
            <text:p>execution time</text:p>
          </table:table-cell>
          <table:table-cell table:number-columns-repeated="6" table:style-name="ACE-0x107bfa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1e8" office:value-type="float" office:value="13.70932">
            <text:p>13.7093</text:p>
          </table:table-cell>
          <table:table-cell table:style-name="ACE-0x107c788" office:value-type="float" office:value="4.996333">
            <text:p>4.9963</text:p>
          </table:table-cell>
          <table:table-cell table:style-name="ACE-0x107c788" office:value-type="float" office:value="4.285289">
            <text:p>4.2853</text:p>
          </table:table-cell>
          <table:table-cell table:style-name="ACE-0x107c1e8" office:value-type="float" office:value="13.834525">
            <text:p>13.8345</text:p>
          </table:table-cell>
          <table:table-cell table:style-name="ACE-0x107c1e8" office:value-type="float" office:value="4.290218">
            <text:p>4.2902</text:p>
          </table:table-cell>
          <table:table-cell table:style-name="ACE-0x107c1e8" office:value-type="float" office:value="4.452715">
            <text:p>4.4527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1e8" office:value-type="float" office:value="13.785273">
            <text:p>13.7853</text:p>
          </table:table-cell>
          <table:table-cell table:style-name="ACE-0x107c788" office:value-type="float" office:value="4.998772">
            <text:p>4.9988</text:p>
          </table:table-cell>
          <table:table-cell table:style-name="ACE-0x107c788" office:value-type="float" office:value="4.291933">
            <text:p>4.2919</text:p>
          </table:table-cell>
          <table:table-cell table:style-name="ACE-0x107c1e8" office:value-type="float" office:value="13.797439">
            <text:p>13.7974</text:p>
          </table:table-cell>
          <table:table-cell table:style-name="ACE-0x107c1e8" office:value-type="float" office:value="4.300572">
            <text:p>4.3006</text:p>
          </table:table-cell>
          <table:table-cell table:style-name="ACE-0x107c1e8" office:value-type="float" office:value="4.440199">
            <text:p>4.4402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1e8" office:value-type="float" office:value="13.822891">
            <text:p>13.8229</text:p>
          </table:table-cell>
          <table:table-cell table:style-name="ACE-0x107c788" office:value-type="float" office:value="4.992567">
            <text:p>4.9926</text:p>
          </table:table-cell>
          <table:table-cell table:style-name="ACE-0x107c788" office:value-type="float" office:value="4.286652">
            <text:p>4.2867</text:p>
          </table:table-cell>
          <table:table-cell table:style-name="ACE-0x107c1e8" office:value-type="float" office:value="13.811182">
            <text:p>13.8112</text:p>
          </table:table-cell>
          <table:table-cell table:style-name="ACE-0x107c1e8" office:value-type="float" office:value="4.30531">
            <text:p>4.3053</text:p>
          </table:table-cell>
          <table:table-cell table:style-name="ACE-0x107c1e8" office:value-type="float" office:value="4.449269">
            <text:p>4.4493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1e8" table:formula="of:=AVERAGE([.B4:.B6])" office:value-type="float" office:value="13.7724946666667">
            <text:p>13.7725</text:p>
          </table:table-cell>
          <table:table-cell table:style-name="ACE-0x107c1e8" table:formula="of:=AVERAGE([.C4:.C6])" office:value-type="float" office:value="4.99589066666667">
            <text:p>4.9959</text:p>
          </table:table-cell>
          <table:table-cell table:style-name="ACE-0x107c1e8" table:formula="of:=AVERAGE([.D4:.D6])" office:value-type="float" office:value="4.287958">
            <text:p>4.2880</text:p>
          </table:table-cell>
          <table:table-cell table:style-name="ACE-0x107c1e8" table:formula="of:=AVERAGE([.E4:.E6])" office:value-type="float" office:value="13.814382">
            <text:p>13.8144</text:p>
          </table:table-cell>
          <table:table-cell table:style-name="ACE-0x107c1e8" table:formula="of:=AVERAGE([.F4:.F6])" office:value-type="float" office:value="4.2987">
            <text:p>4.2987</text:p>
          </table:table-cell>
          <table:table-cell table:style-name="ACE-0x107c1e8" table:formula="of:=AVERAGE([.G4:.G6])" office:value-type="float" office:value="4.44739433333333">
            <text:p>4.4474</text:p>
          </table:table-cell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process time">
            <text:p>process time</text:p>
          </table:table-cell>
          <table:table-cell table:number-columns-repeated="6" table:style-name="ACE-0x107bfa8"/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1e8" office:value-type="float" office:value="11.618941">
            <text:p>11.6189</text:p>
          </table:table-cell>
          <table:table-cell table:style-name="ACE-0x107c1e8" office:value-type="float" office:value="4.221195">
            <text:p>4.2212</text:p>
          </table:table-cell>
          <table:table-cell table:style-name="ACE-0x107c1e8" office:value-type="float" office:value="3.617122">
            <text:p>3.6171</text:p>
          </table:table-cell>
          <table:table-cell table:style-name="ACE-0x107c1e8" office:value-type="float" office:value="11.718869">
            <text:p>11.7189</text:p>
          </table:table-cell>
          <table:table-cell table:style-name="ACE-0x107c1e8" office:value-type="float" office:value="3.623511">
            <text:p>3.6235</text:p>
          </table:table-cell>
          <table:table-cell table:style-name="ACE-0x107c1e8" office:value-type="float" office:value="3.760604">
            <text:p>3.7606</text:p>
          </table:table-cell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1e8" office:value-type="float" office:value="11.671311">
            <text:p>11.6713</text:p>
          </table:table-cell>
          <table:table-cell table:style-name="ACE-0x107c1e8" office:value-type="float" office:value="4.220875">
            <text:p>4.2209</text:p>
          </table:table-cell>
          <table:table-cell table:style-name="ACE-0x107c1e8" office:value-type="float" office:value="3.622734">
            <text:p>3.6227</text:p>
          </table:table-cell>
          <table:table-cell table:style-name="ACE-0x107c1e8" office:value-type="float" office:value="11.678132">
            <text:p>11.6781</text:p>
          </table:table-cell>
          <table:table-cell table:style-name="ACE-0x107c1e8" office:value-type="float" office:value="3.622043">
            <text:p>3.6220</text:p>
          </table:table-cell>
          <table:table-cell table:style-name="ACE-0x107c1e8" office:value-type="float" office:value="3.747005">
            <text:p>3.7470</text:p>
          </table:table-cell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1e8" office:value-type="float" office:value="11.701628">
            <text:p>11.7016</text:p>
          </table:table-cell>
          <table:table-cell table:style-name="ACE-0x107c1e8" office:value-type="float" office:value="4.215595">
            <text:p>4.2156</text:p>
          </table:table-cell>
          <table:table-cell table:style-name="ACE-0x107c1e8" office:value-type="float" office:value="3.61603">
            <text:p>3.6160</text:p>
          </table:table-cell>
          <table:table-cell table:style-name="ACE-0x107c1e8" office:value-type="float" office:value="11.687814">
            <text:p>11.6878</text:p>
          </table:table-cell>
          <table:table-cell table:style-name="ACE-0x107c1e8" office:value-type="float" office:value="3.633129">
            <text:p>3.6331</text:p>
          </table:table-cell>
          <table:table-cell table:style-name="ACE-0x107c1e8" office:value-type="float" office:value="3.754737">
            <text:p>3.7547</text:p>
          </table:table-cell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1e8" table:formula="of:=AVERAGE([.B9:.B11])" office:value-type="float" office:value="11.66396">
            <text:p>11.6640</text:p>
          </table:table-cell>
          <table:table-cell table:style-name="ACE-0x107c1e8" table:formula="of:=AVERAGE([.C9:.C11])" office:value-type="float" office:value="4.21922166666667">
            <text:p>4.2192</text:p>
          </table:table-cell>
          <table:table-cell table:style-name="ACE-0x107c1e8" table:formula="of:=AVERAGE([.D9:.D11])" office:value-type="float" office:value="3.61862866666667">
            <text:p>3.6186</text:p>
          </table:table-cell>
          <table:table-cell table:style-name="ACE-0x107c1e8" table:formula="of:=AVERAGE([.E9:.E11])" office:value-type="float" office:value="11.6949383333333">
            <text:p>11.6949</text:p>
          </table:table-cell>
          <table:table-cell table:style-name="ACE-0x107c1e8" table:formula="of:=AVERAGE([.F9:.F11])" office:value-type="float" office:value="3.62622766666667">
            <text:p>3.6262</text:p>
          </table:table-cell>
          <table:table-cell table:style-name="ACE-0x107c1e8" table:formula="of:=AVERAGE([.G9:.G11])" office:value-type="float" office:value="3.75411533333333">
            <text:p>3.7541</text:p>
          </table:table-cell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Mflops">
            <text:p>Mflops</text:p>
          </table:table-cell>
          <table:table-cell table:number-columns-repeated="6" table:style-name="ACE-0x107bfa8"/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1e8" office:value-type="float" office:value="561.2273">
            <text:p>561.2273</text:p>
          </table:table-cell>
          <table:table-cell table:style-name="ACE-0x107c788" office:value-type="float" office:value="1570.138">
            <text:p>1570.1380</text:p>
          </table:table-cell>
          <table:table-cell table:style-name="ACE-0x107c788" office:value-type="float" office:value="1852.81">
            <text:p>1852.8100</text:p>
          </table:table-cell>
          <table:table-cell table:style-name="ACE-0x107c1e8" office:value-type="float" office:value="556.7473">
            <text:p>556.7473</text:p>
          </table:table-cell>
          <table:table-cell table:style-name="ACE-0x107c1e8" office:value-type="float" office:value="1850.52">
            <text:p>1850.5200</text:p>
          </table:table-cell>
          <table:table-cell table:style-name="ACE-0x107c1e8" office:value-type="float" office:value="1807.381">
            <text:p>1807.3810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1e8" office:value-type="float" office:value="561.2273">
            <text:p>561.2273</text:p>
          </table:table-cell>
          <table:table-cell table:style-name="ACE-0x107c788" office:value-type="float" office:value="1569.973">
            <text:p>1569.9730</text:p>
          </table:table-cell>
          <table:table-cell table:style-name="ACE-0x107c788" office:value-type="float" office:value="1849.895">
            <text:p>1849.8950</text:p>
          </table:table-cell>
          <table:table-cell table:style-name="ACE-0x107c1e8" office:value-type="float" office:value="559.1736">
            <text:p>559.1736</text:p>
          </table:table-cell>
          <table:table-cell table:style-name="ACE-0x107c1e8" office:value-type="float" office:value="1852.012">
            <text:p>1852.0120</text:p>
          </table:table-cell>
          <table:table-cell table:style-name="ACE-0x107c1e8" office:value-type="float" office:value="1813.749">
            <text:p>1813.7490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1e8" office:value-type="float" office:value="558.2996">
            <text:p>558.2996</text:p>
          </table:table-cell>
          <table:table-cell table:style-name="ACE-0x107c788" office:value-type="float" office:value="1572.278">
            <text:p>1572.2780</text:p>
          </table:table-cell>
          <table:table-cell table:style-name="ACE-0x107c788" office:value-type="float" office:value="1853.59">
            <text:p>1853.5900</text:p>
          </table:table-cell>
          <table:table-cell table:style-name="ACE-0x107c1e8" office:value-type="float" office:value="558.8104">
            <text:p>558.8104</text:p>
          </table:table-cell>
          <table:table-cell table:style-name="ACE-0x107c1e8" office:value-type="float" office:value="1846.257">
            <text:p>1846.2570</text:p>
          </table:table-cell>
          <table:table-cell table:style-name="ACE-0x107c1e8" office:value-type="float" office:value="1810.349">
            <text:p>1810.3490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1e8" table:formula="of:=AVERAGE([.B14:.B16])" office:value-type="float" office:value="560.2514">
            <text:p>560.2514</text:p>
          </table:table-cell>
          <table:table-cell table:style-name="ACE-0x107c1e8" table:formula="of:=AVERAGE([.C14:.C16])" office:value-type="float" office:value="1570.79633333333">
            <text:p>1570.7963</text:p>
          </table:table-cell>
          <table:table-cell table:style-name="ACE-0x107c1e8" table:formula="of:=AVERAGE([.D14:.D16])" office:value-type="float" office:value="1852.09833333333">
            <text:p>1852.0983</text:p>
          </table:table-cell>
          <table:table-cell table:style-name="ACE-0x107c1e8" table:formula="of:=AVERAGE([.E14:.E16])" office:value-type="float" office:value="558.243766666667">
            <text:p>558.2438</text:p>
          </table:table-cell>
          <table:table-cell table:style-name="ACE-0x107c1e8" table:formula="of:=AVERAGE([.F14:.F16])" office:value-type="float" office:value="1849.59633333333">
            <text:p>1849.5963</text:p>
          </table:table-cell>
          <table:table-cell table:style-name="ACE-0x107c1e8" table:formula="of:=AVERAGE([.G14:.G16])" office:value-type="float" office:value="1810.493">
            <text:p>1810.4930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L2 cache miss rate">
            <text:p>L2 cache miss rate</text:p>
          </table:table-cell>
          <table:table-cell table:number-columns-repeated="6" table:style-name="ACE-0x107bfa8"/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0c8" office:value-type="float" office:value="0.1377989">
            <text:p>13.7799%</text:p>
          </table:table-cell>
          <table:table-cell table:style-name="ACE-0x107c548" office:value-type="float" office:value="0.4008866">
            <text:p>40.0887%</text:p>
          </table:table-cell>
          <table:table-cell table:style-name="ACE-0x107c548" office:value-type="float" office:value="0.5131344">
            <text:p>51.3134%</text:p>
          </table:table-cell>
          <table:table-cell table:style-name="ACE-0x107c0c8" office:value-type="float" office:value="0.1382279">
            <text:p>13.8228%</text:p>
          </table:table-cell>
          <table:table-cell table:style-name="ACE-0x107c0c8" office:value-type="float" office:value="0.5142103">
            <text:p>51.4210%</text:p>
          </table:table-cell>
          <table:table-cell table:style-name="ACE-0x107c0c8" office:value-type="float" office:value="0.5178759">
            <text:p>51.7876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0c8" office:value-type="float" office:value="0.1373893">
            <text:p>13.7389%</text:p>
          </table:table-cell>
          <table:table-cell table:style-name="ACE-0x107c548" office:value-type="float" office:value="0.4006049">
            <text:p>40.0605%</text:p>
          </table:table-cell>
          <table:table-cell table:style-name="ACE-0x107c548" office:value-type="float" office:value="0.5146728">
            <text:p>51.4673%</text:p>
          </table:table-cell>
          <table:table-cell table:style-name="ACE-0x107c0c8" office:value-type="float" office:value="0.1413772">
            <text:p>14.1377%</text:p>
          </table:table-cell>
          <table:table-cell table:style-name="ACE-0x107c0c8" office:value-type="float" office:value="0.5148927">
            <text:p>51.4893%</text:p>
          </table:table-cell>
          <table:table-cell table:style-name="ACE-0x107c0c8" office:value-type="float" office:value="0.5168029">
            <text:p>51.6803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0c8" office:value-type="float" office:value="0.141781">
            <text:p>14.1781%</text:p>
          </table:table-cell>
          <table:table-cell table:style-name="ACE-0x107c548" office:value-type="float" office:value="0.4015558">
            <text:p>40.1556%</text:p>
          </table:table-cell>
          <table:table-cell table:style-name="ACE-0x107c548" office:value-type="float" office:value="0.5134466">
            <text:p>51.3447%</text:p>
          </table:table-cell>
          <table:table-cell table:style-name="ACE-0x107c0c8" office:value-type="float" office:value="0.1415503">
            <text:p>14.1550%</text:p>
          </table:table-cell>
          <table:table-cell table:style-name="ACE-0x107c0c8" office:value-type="float" office:value="0.513424">
            <text:p>51.3424%</text:p>
          </table:table-cell>
          <table:table-cell table:style-name="ACE-0x107c0c8" office:value-type="float" office:value="0.5172246">
            <text:p>51.7225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0c8" table:formula="of:=AVERAGE([.B19:.B21])" office:value-type="float" office:value="0.138989733333333">
            <text:p>13.8990%</text:p>
          </table:table-cell>
          <table:table-cell table:style-name="ACE-0x107c0c8" table:formula="of:=AVERAGE([.C19:.C21])" office:value-type="float" office:value="0.401015766666667">
            <text:p>40.1016%</text:p>
          </table:table-cell>
          <table:table-cell table:style-name="ACE-0x107c0c8" table:formula="of:=AVERAGE([.D19:.D21])" office:value-type="float" office:value="0.513751266666667">
            <text:p>51.3751%</text:p>
          </table:table-cell>
          <table:table-cell table:style-name="ACE-0x107c0c8" table:formula="of:=AVERAGE([.E19:.E21])" office:value-type="float" office:value="0.140385133333333">
            <text:p>14.0385%</text:p>
          </table:table-cell>
          <table:table-cell table:style-name="ACE-0x107c0c8" table:formula="of:=AVERAGE([.F19:.F21])" office:value-type="float" office:value="0.514175666666667">
            <text:p>51.4176%</text:p>
          </table:table-cell>
          <table:table-cell table:style-name="ACE-0x107c0c8" table:formula="of:=AVERAGE([.G19:.G21])" office:value-type="float" office:value="0.517301133333333">
            <text:p>51.7301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L3 cache miss rate">
            <text:p>L3 cache miss rate</text:p>
          </table:table-cell>
          <table:table-cell table:number-columns-repeated="6" table:style-name="ACE-0x107bfa8"/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0c8" office:value-type="float" office:value="0.1180184">
            <text:p>11.8018%</text:p>
          </table:table-cell>
          <table:table-cell table:style-name="ACE-0x107c548" office:value-type="float" office:value="0.08698913">
            <text:p>8.6989%</text:p>
          </table:table-cell>
          <table:table-cell table:style-name="ACE-0x107c548" office:value-type="float" office:value="0.5134466">
            <text:p>51.3447%</text:p>
          </table:table-cell>
          <table:table-cell table:style-name="ACE-0x107c0c8" office:value-type="float" office:value="0.1273449">
            <text:p>12.7345%</text:p>
          </table:table-cell>
          <table:table-cell table:style-name="ACE-0x107c0c8" office:value-type="float" office:value="0.1043704">
            <text:p>10.4370%</text:p>
          </table:table-cell>
          <table:table-cell table:style-name="ACE-0x107c0c8" office:value-type="float" office:value="0.1624598">
            <text:p>16.2460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0c8" office:value-type="float" office:value="0.12152">
            <text:p>12.1520%</text:p>
          </table:table-cell>
          <table:table-cell table:style-name="ACE-0x107c548" office:value-type="float" office:value="0.08524748">
            <text:p>8.5247%</text:p>
          </table:table-cell>
          <table:table-cell table:style-name="ACE-0x107c548" office:value-type="float" office:value="0.105206">
            <text:p>10.5206%</text:p>
          </table:table-cell>
          <table:table-cell table:style-name="ACE-0x107c0c8" office:value-type="float" office:value="0.120604">
            <text:p>12.0604%</text:p>
          </table:table-cell>
          <table:table-cell table:style-name="ACE-0x107c0c8" office:value-type="float" office:value="0.1056902">
            <text:p>10.5690%</text:p>
          </table:table-cell>
          <table:table-cell table:style-name="ACE-0x107c0c8" office:value-type="float" office:value="0.1628834">
            <text:p>16.2883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0c8" office:value-type="float" office:value="0.1195571">
            <text:p>11.9557%</text:p>
          </table:table-cell>
          <table:table-cell table:style-name="ACE-0x107c548" office:value-type="float" office:value="0.08514369">
            <text:p>8.5144%</text:p>
          </table:table-cell>
          <table:table-cell table:style-name="ACE-0x107c548" office:value-type="float" office:value="0.1056736">
            <text:p>10.5674%</text:p>
          </table:table-cell>
          <table:table-cell table:style-name="ACE-0x107c0c8" office:value-type="float" office:value="0.119271">
            <text:p>11.9271%</text:p>
          </table:table-cell>
          <table:table-cell table:style-name="ACE-0x107c0c8" office:value-type="float" office:value="0.1043352">
            <text:p>10.4335%</text:p>
          </table:table-cell>
          <table:table-cell table:style-name="ACE-0x107c0c8" office:value-type="float" office:value="0.1637599">
            <text:p>16.3760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0c8" table:formula="of:=AVERAGE([.B24:.B26])" office:value-type="float" office:value="0.1196985">
            <text:p>11.9698%</text:p>
          </table:table-cell>
          <table:table-cell table:style-name="ACE-0x107c0c8" table:formula="of:=AVERAGE([.C24:.C26])" office:value-type="float" office:value="0.0857934333333333">
            <text:p>8.5793%</text:p>
          </table:table-cell>
          <table:table-cell table:style-name="ACE-0x107c0c8" table:formula="of:=AVERAGE([.D24:.D26])" office:value-type="float" office:value="0.241442066666667">
            <text:p>24.1442%</text:p>
          </table:table-cell>
          <table:table-cell table:style-name="ACE-0x107c0c8" table:formula="of:=AVERAGE([.E24:.E26])" office:value-type="float" office:value="0.122406633333333">
            <text:p>12.2407%</text:p>
          </table:table-cell>
          <table:table-cell table:style-name="ACE-0x107c0c8" table:formula="of:=AVERAGE([.F24:.F26])" office:value-type="float" office:value="0.1047986">
            <text:p>10.4799%</text:p>
          </table:table-cell>
          <table:table-cell table:style-name="ACE-0x107c0c8" table:formula="of:=AVERAGE([.G24:.G26])" office:value-type="float" office:value="0.163034366666667">
            <text:p>16.3034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tjunc,dat">
            <text:p>tjunc,dat</text:p>
          </table:table-cell>
          <table:table-cell table:style-name="ACE-0x107c668"/>
          <table:table-cell table:number-columns-repeated="5" table:style-name="ACE-0x107c1e8"/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execution time">
            <text:p>execution time</text:p>
          </table:table-cell>
          <table:table-cell table:number-columns-repeated="6" table:style-name="ACE-0x107bfa8"/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1e8" office:value-type="float" office:value="0.297154">
            <text:p>0.2972</text:p>
          </table:table-cell>
          <table:table-cell table:style-name="ACE-0x107c788" office:value-type="float" office:value="0.092964">
            <text:p>0.0930</text:p>
          </table:table-cell>
          <table:table-cell table:style-name="ACE-0x107c788" office:value-type="float" office:value="0.073063">
            <text:p>0.0731</text:p>
          </table:table-cell>
          <table:table-cell table:style-name="ACE-0x107c1e8" office:value-type="float" office:value="0.29738">
            <text:p>0.2974</text:p>
          </table:table-cell>
          <table:table-cell table:style-name="ACE-0x107c1e8" office:value-type="float" office:value="0.073052">
            <text:p>0.0731</text:p>
          </table:table-cell>
          <table:table-cell table:style-name="ACE-0x107c1e8" office:value-type="float" office:value="0.075878">
            <text:p>0.0759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1e8" office:value-type="float" office:value="0.297081">
            <text:p>0.2971</text:p>
          </table:table-cell>
          <table:table-cell table:style-name="ACE-0x107c788" office:value-type="float" office:value="0.093057">
            <text:p>0.0931</text:p>
          </table:table-cell>
          <table:table-cell table:style-name="ACE-0x107c788" office:value-type="float" office:value="0.072788">
            <text:p>0.0728</text:p>
          </table:table-cell>
          <table:table-cell table:style-name="ACE-0x107c1e8" office:value-type="float" office:value="0.297741">
            <text:p>0.2977</text:p>
          </table:table-cell>
          <table:table-cell table:style-name="ACE-0x107c1e8" office:value-type="float" office:value="0.072865">
            <text:p>0.0729</text:p>
          </table:table-cell>
          <table:table-cell table:style-name="ACE-0x107c1e8" office:value-type="float" office:value="0.075497">
            <text:p>0.0755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1e8" office:value-type="float" office:value="0.297291">
            <text:p>0.2973</text:p>
          </table:table-cell>
          <table:table-cell table:style-name="ACE-0x107c788" office:value-type="float" office:value="0.092952">
            <text:p>0.0930</text:p>
          </table:table-cell>
          <table:table-cell table:style-name="ACE-0x107c788" office:value-type="float" office:value="0.072979">
            <text:p>0.0730</text:p>
          </table:table-cell>
          <table:table-cell table:style-name="ACE-0x107c1e8" office:value-type="float" office:value="0.297999">
            <text:p>0.2980</text:p>
          </table:table-cell>
          <table:table-cell table:style-name="ACE-0x107c1e8" office:value-type="float" office:value="0.07275">
            <text:p>0.0727</text:p>
          </table:table-cell>
          <table:table-cell table:style-name="ACE-0x107c1e8" office:value-type="float" office:value="0.075423">
            <text:p>0.0754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1e8" table:formula="of:=AVERAGE([.B30:.B32])" office:value-type="float" office:value="0.297175333333333">
            <text:p>0.2972</text:p>
          </table:table-cell>
          <table:table-cell table:style-name="ACE-0x107c1e8" table:formula="of:=AVERAGE([.C30:.C32])" office:value-type="float" office:value="0.092991">
            <text:p>0.0930</text:p>
          </table:table-cell>
          <table:table-cell table:style-name="ACE-0x107c1e8" table:formula="of:=AVERAGE([.D30:.D32])" office:value-type="float" office:value="0.0729433333333333">
            <text:p>0.0729</text:p>
          </table:table-cell>
          <table:table-cell table:style-name="ACE-0x107c1e8" table:formula="of:=AVERAGE([.E30:.E32])" office:value-type="float" office:value="0.297706666666667">
            <text:p>0.2977</text:p>
          </table:table-cell>
          <table:table-cell table:style-name="ACE-0x107c1e8" table:formula="of:=AVERAGE([.F30:.F32])" office:value-type="float" office:value="0.072889">
            <text:p>0.0729</text:p>
          </table:table-cell>
          <table:table-cell table:style-name="ACE-0x107c1e8" table:formula="of:=AVERAGE([.G30:.G32])" office:value-type="float" office:value="0.0755993333333333">
            <text:p>0.0756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process time">
            <text:p>process time</text:p>
          </table:table-cell>
          <table:table-cell table:number-columns-repeated="6" table:style-name="ACE-0x107bfa8"/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1e8" office:value-type="float" office:value="0.252527">
            <text:p>0.2525</text:p>
          </table:table-cell>
          <table:table-cell table:style-name="ACE-0x107c1e8" office:value-type="float" office:value="0.078842">
            <text:p>0.0788</text:p>
          </table:table-cell>
          <table:table-cell table:style-name="ACE-0x107c1e8" office:value-type="float" office:value="0.06189">
            <text:p>0.0619</text:p>
          </table:table-cell>
          <table:table-cell table:style-name="ACE-0x107c1e8" office:value-type="float" office:value="0.252496">
            <text:p>0.2525</text:p>
          </table:table-cell>
          <table:table-cell table:style-name="ACE-0x107c1e8" office:value-type="float" office:value="0.061893">
            <text:p>0.0619</text:p>
          </table:table-cell>
          <table:table-cell table:style-name="ACE-0x107c1e8" office:value-type="float" office:value="0.064303">
            <text:p>0.0643</text:p>
          </table:table-cell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1e8" office:value-type="float" office:value="0.252343">
            <text:p>0.2523</text:p>
          </table:table-cell>
          <table:table-cell table:style-name="ACE-0x107c1e8" office:value-type="float" office:value="0.07886">
            <text:p>0.0789</text:p>
          </table:table-cell>
          <table:table-cell table:style-name="ACE-0x107c1e8" office:value-type="float" office:value="0.061634">
            <text:p>0.0616</text:p>
          </table:table-cell>
          <table:table-cell table:style-name="ACE-0x107c1e8" office:value-type="float" office:value="0.252763">
            <text:p>0.2528</text:p>
          </table:table-cell>
          <table:table-cell table:style-name="ACE-0x107c1e8" office:value-type="float" office:value="0.061659">
            <text:p>0.0617</text:p>
          </table:table-cell>
          <table:table-cell table:style-name="ACE-0x107c1e8" office:value-type="float" office:value="0.063938">
            <text:p>0.0639</text:p>
          </table:table-cell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1e8" office:value-type="float" office:value="0.252682">
            <text:p>0.2527</text:p>
          </table:table-cell>
          <table:table-cell table:style-name="ACE-0x107c1e8" office:value-type="float" office:value="0.078782">
            <text:p>0.0788</text:p>
          </table:table-cell>
          <table:table-cell table:style-name="ACE-0x107c1e8" office:value-type="float" office:value="0.061761">
            <text:p>0.0618</text:p>
          </table:table-cell>
          <table:table-cell table:style-name="ACE-0x107c1e8" office:value-type="float" office:value="0.252928">
            <text:p>0.2529</text:p>
          </table:table-cell>
          <table:table-cell table:style-name="ACE-0x107c1e8" office:value-type="float" office:value="0.061581">
            <text:p>0.0616</text:p>
          </table:table-cell>
          <table:table-cell table:style-name="ACE-0x107c1e8" office:value-type="float" office:value="0.063868">
            <text:p>0.0639</text:p>
          </table:table-cell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1e8" table:formula="of:=AVERAGE([.B35:.B37])" office:value-type="float" office:value="0.252517333333333">
            <text:p>0.2525</text:p>
          </table:table-cell>
          <table:table-cell table:style-name="ACE-0x107c1e8" table:formula="of:=AVERAGE([.C35:.C37])" office:value-type="float" office:value="0.078828">
            <text:p>0.0788</text:p>
          </table:table-cell>
          <table:table-cell table:style-name="ACE-0x107c1e8" table:formula="of:=AVERAGE([.D35:.D37])" office:value-type="float" office:value="0.0617616666666667">
            <text:p>0.0618</text:p>
          </table:table-cell>
          <table:table-cell table:style-name="ACE-0x107c1e8" table:formula="of:=AVERAGE([.E35:.E37])" office:value-type="float" office:value="0.252729">
            <text:p>0.2527</text:p>
          </table:table-cell>
          <table:table-cell table:style-name="ACE-0x107c1e8" table:formula="of:=AVERAGE([.F35:.F37])" office:value-type="float" office:value="0.061711">
            <text:p>0.0617</text:p>
          </table:table-cell>
          <table:table-cell table:style-name="ACE-0x107c1e8" table:formula="of:=AVERAGE([.G35:.G37])" office:value-type="float" office:value="0.0640363333333333">
            <text:p>0.0640</text:p>
          </table:table-cell>
          <table:table-cell table:number-columns-repeated="6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Mflops">
            <text:p>Mflops</text:p>
          </table:table-cell>
          <table:table-cell table:number-columns-repeated="6" table:style-name="ACE-0x107bfa8"/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1e8" office:value-type="float" office:value="586.7788">
            <text:p>586.7788</text:p>
          </table:table-cell>
          <table:table-cell table:style-name="ACE-0x107c788" office:value-type="float" office:value="1911.138">
            <text:p>1911.1380</text:p>
          </table:table-cell>
          <table:table-cell table:style-name="ACE-0x107c788" office:value-type="float" office:value="2456.646">
            <text:p>2456.6460</text:p>
          </table:table-cell>
          <table:table-cell table:style-name="ACE-0x107c1e8" office:value-type="float" office:value="587.018">
            <text:p>587.0180</text:p>
          </table:table-cell>
          <table:table-cell table:style-name="ACE-0x107c1e8" office:value-type="float" office:value="2458.488">
            <text:p>2458.4880</text:p>
          </table:table-cell>
          <table:table-cell table:style-name="ACE-0x107c1e8" office:value-type="float" office:value="2399.97">
            <text:p>2399.9700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1e8" office:value-type="float" office:value="587.2269">
            <text:p>587.2269</text:p>
          </table:table-cell>
          <table:table-cell table:style-name="ACE-0x107c788" office:value-type="float" office:value="1909.565">
            <text:p>1909.5650</text:p>
          </table:table-cell>
          <table:table-cell table:style-name="ACE-0x107c788" office:value-type="float" office:value="2467.742">
            <text:p>2467.7420</text:p>
          </table:table-cell>
          <table:table-cell table:style-name="ACE-0x107c1e8" office:value-type="float" office:value="586.5532">
            <text:p>586.5532</text:p>
          </table:table-cell>
          <table:table-cell table:style-name="ACE-0x107c1e8" office:value-type="float" office:value="2467.51">
            <text:p>2467.5100</text:p>
          </table:table-cell>
          <table:table-cell table:style-name="ACE-0x107c1e8" office:value-type="float" office:value="2417.422">
            <text:p>2417.4220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1e8" office:value-type="float" office:value="586.5528">
            <text:p>586.5528</text:p>
          </table:table-cell>
          <table:table-cell table:style-name="ACE-0x107c788" office:value-type="float" office:value="1912.246">
            <text:p>1912.2460</text:p>
          </table:table-cell>
          <table:table-cell table:style-name="ACE-0x107c788" office:value-type="float" office:value="2464.097">
            <text:p>2464.0970</text:p>
          </table:table-cell>
          <table:table-cell table:style-name="ACE-0x107c1e8" office:value-type="float" office:value="586.3">
            <text:p>586.3000</text:p>
          </table:table-cell>
          <table:table-cell table:style-name="ACE-0x107c1e8" office:value-type="float" office:value="2463.077">
            <text:p>2463.0770</text:p>
          </table:table-cell>
          <table:table-cell table:style-name="ACE-0x107c1e8" office:value-type="float" office:value="2416.333">
            <text:p>2416.3330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1e8" table:formula="of:=AVERAGE([.B40:.B42])" office:value-type="float" office:value="586.852833333333">
            <text:p>586.8528</text:p>
          </table:table-cell>
          <table:table-cell table:style-name="ACE-0x107c1e8" table:formula="of:=AVERAGE([.C40:.C42])" office:value-type="float" office:value="1910.983">
            <text:p>1910.9830</text:p>
          </table:table-cell>
          <table:table-cell table:style-name="ACE-0x107c1e8" table:formula="of:=AVERAGE([.D40:.D42])" office:value-type="float" office:value="2462.82833333333">
            <text:p>2462.8283</text:p>
          </table:table-cell>
          <table:table-cell table:style-name="ACE-0x107c1e8" table:formula="of:=AVERAGE([.E40:.E42])" office:value-type="float" office:value="586.623733333333">
            <text:p>586.6237</text:p>
          </table:table-cell>
          <table:table-cell table:style-name="ACE-0x107c1e8" table:formula="of:=AVERAGE([.F40:.F42])" office:value-type="float" office:value="2463.025">
            <text:p>2463.0250</text:p>
          </table:table-cell>
          <table:table-cell table:style-name="ACE-0x107c1e8" table:formula="of:=AVERAGE([.G40:.G42])" office:value-type="float" office:value="2411.24166666667">
            <text:p>2411.2417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L2 cache miss rate">
            <text:p>L2 cache miss rate</text:p>
          </table:table-cell>
          <table:table-cell table:number-columns-repeated="6" table:style-name="ACE-0x107bfa8"/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0c8" office:value-type="float" office:value="0.074728">
            <text:p>7.4728%</text:p>
          </table:table-cell>
          <table:table-cell table:style-name="ACE-0x107c548" office:value-type="float" office:value="0.2298844">
            <text:p>22.9884%</text:p>
          </table:table-cell>
          <table:table-cell table:style-name="ACE-0x107c548" office:value-type="float" office:value="0.3835595">
            <text:p>38.3559%</text:p>
          </table:table-cell>
          <table:table-cell table:style-name="ACE-0x107c0c8" office:value-type="float" office:value="0.0731027">
            <text:p>7.3103%</text:p>
          </table:table-cell>
          <table:table-cell table:style-name="ACE-0x107c0c8" office:value-type="float" office:value="0.3876631">
            <text:p>38.7663%</text:p>
          </table:table-cell>
          <table:table-cell table:style-name="ACE-0x107c0c8" office:value-type="float" office:value="0.4143198">
            <text:p>41.4320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0c8" office:value-type="float" office:value="0.07363031">
            <text:p>7.3630%</text:p>
          </table:table-cell>
          <table:table-cell table:style-name="ACE-0x107c548" office:value-type="float" office:value="0.2346017">
            <text:p>23.4602%</text:p>
          </table:table-cell>
          <table:table-cell table:style-name="ACE-0x107c548" office:value-type="float" office:value="0.387027">
            <text:p>38.7027%</text:p>
          </table:table-cell>
          <table:table-cell table:style-name="ACE-0x107c0c8" office:value-type="float" office:value="0.0731703">
            <text:p>7.3170%</text:p>
          </table:table-cell>
          <table:table-cell table:style-name="ACE-0x107c0c8" office:value-type="float" office:value="0.3928384">
            <text:p>39.2838%</text:p>
          </table:table-cell>
          <table:table-cell table:style-name="ACE-0x107c0c8" office:value-type="float" office:value="0.4228964">
            <text:p>42.2896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0c8" office:value-type="float" office:value="0.07380756">
            <text:p>7.3808%</text:p>
          </table:table-cell>
          <table:table-cell table:style-name="ACE-0x107c548" office:value-type="float" office:value="0.2286481">
            <text:p>22.8648%</text:p>
          </table:table-cell>
          <table:table-cell table:style-name="ACE-0x107c548" office:value-type="float" office:value="0.3924478">
            <text:p>39.2448%</text:p>
          </table:table-cell>
          <table:table-cell table:style-name="ACE-0x107c0c8" office:value-type="float" office:value="0.07238155">
            <text:p>7.2382%</text:p>
          </table:table-cell>
          <table:table-cell table:style-name="ACE-0x107c0c8" office:value-type="float" office:value="0.3880362">
            <text:p>38.8036%</text:p>
          </table:table-cell>
          <table:table-cell table:style-name="ACE-0x107c0c8" office:value-type="float" office:value="0.4200631">
            <text:p>42.0063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0c8" table:formula="of:=AVERAGE([.B45:.B47])" office:value-type="float" office:value="0.07405529">
            <text:p>7.4055%</text:p>
          </table:table-cell>
          <table:table-cell table:style-name="ACE-0x107c0c8" table:formula="of:=AVERAGE([.C45:.C47])" office:value-type="float" office:value="0.231044733333333">
            <text:p>23.1045%</text:p>
          </table:table-cell>
          <table:table-cell table:style-name="ACE-0x107c0c8" table:formula="of:=AVERAGE([.D45:.D47])" office:value-type="float" office:value="0.3876781">
            <text:p>38.7678%</text:p>
          </table:table-cell>
          <table:table-cell table:style-name="ACE-0x107c0c8" table:formula="of:=AVERAGE([.E45:.E47])" office:value-type="float" office:value="0.07288485">
            <text:p>7.2885%</text:p>
          </table:table-cell>
          <table:table-cell table:style-name="ACE-0x107c0c8" table:formula="of:=AVERAGE([.F45:.F47])" office:value-type="float" office:value="0.389512566666667">
            <text:p>38.9513%</text:p>
          </table:table-cell>
          <table:table-cell table:style-name="ACE-0x107c0c8" table:formula="of:=AVERAGE([.G45:.G47])" office:value-type="float" office:value="0.4190931">
            <text:p>41.9093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L3 cache miss rate">
            <text:p>L3 cache miss rate</text:p>
          </table:table-cell>
          <table:table-cell table:number-columns-repeated="6" table:style-name="ACE-0x107c8a8"/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1">
            <text:p>1</text:p>
          </table:table-cell>
          <table:table-cell table:style-name="ACE-0x107c0c8" office:value-type="float" office:value="4.762422e-05">
            <text:p>0.0048%</text:p>
          </table:table-cell>
          <table:table-cell table:style-name="ACE-0x107c548" office:value-type="float" office:value="2.007338e-05">
            <text:p>0.0020%</text:p>
          </table:table-cell>
          <table:table-cell table:style-name="ACE-0x107c548" office:value-type="float" office:value="1.620884e-05">
            <text:p>0.0016%</text:p>
          </table:table-cell>
          <table:table-cell table:style-name="ACE-0x107c0c8" office:value-type="float" office:value="5.354752e-05">
            <text:p>0.0054%</text:p>
          </table:table-cell>
          <table:table-cell table:style-name="ACE-0x107c0c8" office:value-type="float" office:value="1.761751e-05">
            <text:p>0.0018%</text:p>
          </table:table-cell>
          <table:table-cell table:style-name="ACE-0x107c0c8" office:value-type="float" office:value="1.41974e-05">
            <text:p>0.0014%</text:p>
          </table:table-cell>
          <table:table-cell table:style-name="ACE-0x107c9c8"/>
          <table:table-cell table:number-columns-repeated="5" table:style-name="ACE-0x107c308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2">
            <text:p>2</text:p>
          </table:table-cell>
          <table:table-cell table:style-name="ACE-0x107c0c8" office:value-type="float" office:value="2.242807e-05">
            <text:p>0.0022%</text:p>
          </table:table-cell>
          <table:table-cell table:style-name="ACE-0x107c548" office:value-type="float" office:value="5.838231e-06">
            <text:p>0.0006%</text:p>
          </table:table-cell>
          <table:table-cell table:style-name="ACE-0x107c548" office:value-type="float" office:value="7.189888e-06">
            <text:p>0.0007%</text:p>
          </table:table-cell>
          <table:table-cell table:style-name="ACE-0x107c0c8" office:value-type="float" office:value="1.138654e-05">
            <text:p>0.0011%</text:p>
          </table:table-cell>
          <table:table-cell table:style-name="ACE-0x107c0c8" office:value-type="float" office:value="6.85994e-06">
            <text:p>0.0007%</text:p>
          </table:table-cell>
          <table:table-cell table:style-name="ACE-0x107c0c8" office:value-type="float" office:value="6.059235e-06">
            <text:p>0.0006%</text:p>
          </table:table-cell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float" office:value="3">
            <text:p>3</text:p>
          </table:table-cell>
          <table:table-cell table:style-name="ACE-0x107c0c8" office:value-type="float" office:value="1.130906e-05">
            <text:p>0.0011%</text:p>
          </table:table-cell>
          <table:table-cell table:style-name="ACE-0x107c548" office:value-type="float" office:value="4.869016e-06">
            <text:p>0.0005%</text:p>
          </table:table-cell>
          <table:table-cell table:style-name="ACE-0x107c548" office:value-type="float" office:value="5.792635e-06">
            <text:p>0.0006%</text:p>
          </table:table-cell>
          <table:table-cell table:style-name="ACE-0x107c0c8" office:value-type="float" office:value="1.394347e-05">
            <text:p>0.0014%</text:p>
          </table:table-cell>
          <table:table-cell table:style-name="ACE-0x107c0c8" office:value-type="float" office:value="4.06942e-06">
            <text:p>0.0004%</text:p>
          </table:table-cell>
          <table:table-cell table:style-name="ACE-0x107c0c8" office:value-type="float" office:value="5.025936e-06">
            <text:p>0.0005%</text:p>
          </table:table-cell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 office:value-type="string" office:string-value="average">
            <text:p>average</text:p>
          </table:table-cell>
          <table:table-cell table:style-name="ACE-0x107c0c8" table:formula="of:=AVERAGE([.B50:.B52])" office:value-type="float" office:value="2.712045e-05">
            <text:p>0.0027%</text:p>
          </table:table-cell>
          <table:table-cell table:style-name="ACE-0x107c0c8" table:formula="of:=AVERAGE([.C50:.C52])" office:value-type="float" office:value="1.0260209e-05">
            <text:p>0.0010%</text:p>
          </table:table-cell>
          <table:table-cell table:style-name="ACE-0x107c0c8" table:formula="of:=AVERAGE([.D50:.D52])" office:value-type="float" office:value="9.73045433333333e-06">
            <text:p>0.0010%</text:p>
          </table:table-cell>
          <table:table-cell table:style-name="ACE-0x107c0c8" table:formula="of:=AVERAGE([.E50:.E52])" office:value-type="float" office:value="2.629251e-05">
            <text:p>0.0026%</text:p>
          </table:table-cell>
          <table:table-cell table:style-name="ACE-0x107c0c8" table:formula="of:=AVERAGE([.F50:.F52])" office:value-type="float" office:value="9.51562333333333e-06">
            <text:p>0.0010%</text:p>
          </table:table-cell>
          <table:table-cell table:style-name="ACE-0x107c0c8" table:formula="of:=AVERAGE([.G50:.G52])" office:value-type="float" office:value="8.42752366666667e-06">
            <text:p>0.0008%</text:p>
          </table:table-cell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/>
          <table:table-cell table:number-columns-repeated="6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/>
          <table:table-cell table:number-columns-repeated="6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/>
          <table:table-cell table:style-name="ACE-0x107cc08" office:value-type="string" office:string-value="T(text)">
            <text:p>T(text)</text:p>
          </table:table-cell>
          <table:table-cell table:style-name="ACE-0x107cc08" office:value-type="string" office:string-value="T(bin)">
            <text:p>T(bin)</text:p>
          </table:table-cell>
          <table:table-cell table:style-name="ACE-0x107cc08" office:value-type="string" office:string-value="T(bin) / T(text)">
            <text:p>T(bin) / T(text)</text:p>
          </table:table-cell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string" office:string-value="cojack,dat">
            <text:p>cojack,dat</text:p>
          </table:table-cell>
          <table:table-cell table:number-columns-repeated="3" table:style-name="ACE-0x107cc08"/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float" office:value="1">
            <text:p>1</text:p>
          </table:table-cell>
          <table:table-cell table:style-name="ACE-0x107cc08" office:value-type="float" office:value="1.616624">
            <text:p>1.6166</text:p>
          </table:table-cell>
          <table:table-cell table:style-name="ACE-0x107cc08" office:value-type="float" office:value="0.040608">
            <text:p>0.0406</text:p>
          </table:table-cell>
          <table:table-cell table:style-name="ACE-0x107cc08"/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float" office:value="2">
            <text:p>2</text:p>
          </table:table-cell>
          <table:table-cell table:style-name="ACE-0x107cc08" office:value-type="float" office:value="1.619001">
            <text:p>1.6190</text:p>
          </table:table-cell>
          <table:table-cell table:style-name="ACE-0x107cc08" office:value-type="float" office:value="0.041711">
            <text:p>0.0417</text:p>
          </table:table-cell>
          <table:table-cell table:style-name="ACE-0x107cc08"/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float" office:value="3">
            <text:p>3</text:p>
          </table:table-cell>
          <table:table-cell table:style-name="ACE-0x107cc08" office:value-type="float" office:value="1.617975">
            <text:p>1.6180</text:p>
          </table:table-cell>
          <table:table-cell table:style-name="ACE-0x107cc08" office:value-type="float" office:value="0.040275">
            <text:p>0.0403</text:p>
          </table:table-cell>
          <table:table-cell table:style-name="ACE-0x107cc08"/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string" office:string-value="average">
            <text:p>average</text:p>
          </table:table-cell>
          <table:table-cell table:style-name="ACE-0x107cc08" table:formula="of:=AVERAGE([.B58:.B60])" office:value-type="float" office:value="1.61786666666667">
            <text:p>1.6179</text:p>
          </table:table-cell>
          <table:table-cell table:style-name="ACE-0x107cc08" table:formula="of:=AVERAGE([.C58:.C60])" office:value-type="float" office:value="0.0408646666666667">
            <text:p>0.0409</text:p>
          </table:table-cell>
          <table:table-cell table:style-name="ACE-0x107cd28" table:formula="of:=[.C61]/[.B61]" office:value-type="float" office:value="0.0252583649250041">
            <text:p>2.5258%</text:p>
          </table:table-cell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string" office:string-value="tjunc,dat">
            <text:p>tjunc,dat</text:p>
          </table:table-cell>
          <table:table-cell table:number-columns-repeated="2" table:style-name="ACE-0x107cc08"/>
          <table:table-cell table:style-name="ACE-0x107cd28"/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float" office:value="1">
            <text:p>1</text:p>
          </table:table-cell>
          <table:table-cell table:style-name="ACE-0x107cc08" office:value-type="float" office:value="0.074612">
            <text:p>0.0746</text:p>
          </table:table-cell>
          <table:table-cell table:style-name="ACE-0x107cc08" office:value-type="float" office:value="0.002668">
            <text:p>0.0027</text:p>
          </table:table-cell>
          <table:table-cell table:style-name="ACE-0x107cd28"/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float" office:value="2">
            <text:p>2</text:p>
          </table:table-cell>
          <table:table-cell table:style-name="ACE-0x107cc08" office:value-type="float" office:value="0.074885">
            <text:p>0.0749</text:p>
          </table:table-cell>
          <table:table-cell table:style-name="ACE-0x107cc08" office:value-type="float" office:value="0.002431">
            <text:p>0.0024</text:p>
          </table:table-cell>
          <table:table-cell table:style-name="ACE-0x107cd28"/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float" office:value="3">
            <text:p>3</text:p>
          </table:table-cell>
          <table:table-cell table:style-name="ACE-0x107cc08" office:value-type="float" office:value="0.074333">
            <text:p>0.0743</text:p>
          </table:table-cell>
          <table:table-cell table:style-name="ACE-0x107cc08" office:value-type="float" office:value="0.002385">
            <text:p>0.0024</text:p>
          </table:table-cell>
          <table:table-cell table:style-name="ACE-0x107cd28"/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string" office:string-value="average">
            <text:p>average</text:p>
          </table:table-cell>
          <table:table-cell table:style-name="ACE-0x107cc08" table:formula="of:=AVERAGE([.B63:.B65])" office:value-type="float" office:value="0.07461">
            <text:p>0.0746</text:p>
          </table:table-cell>
          <table:table-cell table:style-name="ACE-0x107cc08" table:formula="of:=AVERAGE([.C63:.C65])" office:value-type="float" office:value="0.00249466666666667">
            <text:p>0.0025</text:p>
          </table:table-cell>
          <table:table-cell table:style-name="ACE-0x107cd28" table:formula="of:=[.C66]/[.B66]" office:value-type="float" office:value="0.0334360898896484">
            <text:p>3.3436%</text:p>
          </table:table-cell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/>
          <table:table-cell table:number-columns-repeated="6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ae8"/>
          <table:table-cell table:number-columns-repeated="6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/>
          <table:table-cell table:style-name="ACE-0x107cc08" office:value-type="string" office:string-value="cojack">
            <text:p>cojack</text:p>
          </table:table-cell>
          <table:table-cell table:style-name="ACE-0x107cc08" office:value-type="string" office:string-value="pent">
            <text:p>pent</text:p>
          </table:table-cell>
          <table:table-cell table:style-name="ACE-0x107cc08" office:value-type="string" office:string-value="tjunc">
            <text:p>tjunc</text:p>
          </table:table-cell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string" office:string-value="size_text [B]">
            <text:p>size_text [B]</text:p>
          </table:table-cell>
          <table:table-cell table:style-name="ACE-0x107c428" office:value-type="float" office:value="75058440">
            <text:p>75058440</text:p>
          </table:table-cell>
          <table:table-cell table:style-name="ACE-0x107c428" office:value-type="float" office:value="30636050">
            <text:p>30636050</text:p>
          </table:table-cell>
          <table:table-cell table:style-name="ACE-0x107c428" office:value-type="float" office:value="2882967">
            <text:p>2882967</text:p>
          </table:table-cell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string" office:string-value="size_bin [B]">
            <text:p>size_bin [B]</text:p>
          </table:table-cell>
          <table:table-cell table:style-name="ACE-0x107c428" office:value-type="float" office:value="30666672">
            <text:p>30666672</text:p>
          </table:table-cell>
          <table:table-cell table:style-name="ACE-0x107c428" office:value-type="float" office:value="10587472">
            <text:p>10587472</text:p>
          </table:table-cell>
          <table:table-cell table:style-name="ACE-0x107c428" office:value-type="float" office:value="1552200">
            <text:p>1552200</text:p>
          </table:table-cell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ACE-0x107ce48" office:value-type="string" office:string-value="size_bin / size_text">
            <text:p>size_bin / size_text</text:p>
          </table:table-cell>
          <table:table-cell table:style-name="ACE-0x107cd28" table:formula="of:=[.B71]/[.B70]" office:value-type="float" office:value="0.408570601787087">
            <text:p>40.8571%</text:p>
          </table:table-cell>
          <table:table-cell table:style-name="ACE-0x107cd28" table:formula="of:=[.C71]/[.C70]" office:value-type="float" office:value="0.345588677391504">
            <text:p>34.5589%</text:p>
          </table:table-cell>
          <table:table-cell table:style-name="ACE-0x107cd28" table:formula="of:=[.D71]/[.D70]" office:value-type="float" office:value="0.538403665390551">
            <text:p>53.8404%</text:p>
          </table:table-cell>
          <table:table-cell table:number-columns-repeated="3" table:style-name="ACE-0x107c1e8"/>
          <table:table-cell table:style-name="ACE-0x107c9c8"/>
          <table:table-cell table:number-columns-repeated="4" table:style-name="ACE-0x107c308"/>
          <table:table-cell table:style-name="Gnumeric-default"/>
          <table:table-cell table:number-columns-repeated="1010" table:style-name="ACE-0x107c9c8"/>
          <table:table-cell table:style-name="Gnumeric-default"/>
        </table:table-row>
        <table:table-row table:style-name="AROW-0">
          <table:table-cell table:style-name="Gnumeric-default"/>
          <table:table-cell table:number-columns-repeated="6" table:style-name="ACE-0x107c1e8"/>
          <table:table-cell table:number-columns-repeated="1017" table:style-name="Gnumeric-default"/>
        </table:table-row>
        <table:table-row table:style-name="AROW-0">
          <table:table-cell table:style-name="ACE-0x107a928" office:value-type="string" office:string-value="Compiler ">
            <text:p>Compiler </text:p>
          </table:table-cell>
          <table:table-cell table:style-name="ACE-0x107c1e8" office:value-type="string" office:string-value="icc">
            <text:p>icc</text:p>
          </table:table-cell>
          <table:table-cell table:number-columns-repeated="5" table:style-name="ACE-0x107c1e8"/>
          <table:table-cell table:number-columns-repeated="1017" table:style-name="Gnumeric-default"/>
        </table:table-row>
        <table:table-row table:style-name="AROW-0">
          <table:table-cell table:style-name="ACE-0x107a928" office:value-type="string" office:string-value="MPI Library">
            <text:p>MPI Library</text:p>
          </table:table-cell>
          <table:table-cell table:style-name="ACE-0x107c1e8" office:value-type="string" office:string-value="mpicc">
            <text:p>mpicc</text:p>
          </table:table-cell>
          <table:table-cell table:number-columns-repeated="5" table:style-name="ACE-0x107c1e8"/>
          <table:table-cell table:number-columns-repeated="1017" table:style-name="Gnumeric-default"/>
        </table:table-row>
        <table:table-row table:style-name="AROW-0">
          <table:table-cell table:style-name="Gnumeric-default"/>
          <table:table-cell table:number-columns-repeated="6" table:style-name="ACE-0x107c1e8"/>
          <table:table-cell table:style-name="Gnumeric-default"/>
          <table:table-cell table:number-columns-repeated="8" table:style-name="Gnumeric-default"/>
          <table:table-cell table:number-columns-repeated="48" table:style-name="Gnumeric-default"/>
          <table:table-cell table:number-columns-repeated="952" table:style-name="Gnumeric-default"/>
          <table:table-cell table:number-columns-repeated="8" table:style-name="Gnumeric-default"/>
        </table:table-row>
        <table:table-row table:style-name="AROW-0" table:number-rows-repeated="4">
          <table:table-cell table:style-name="Gnumeric-default"/>
          <table:table-cell table:number-columns-repeated="6" table:style-name="ACE-0x107c1e8"/>
          <table:table-cell table:style-name="Gnumeric-default"/>
          <table:table-cell table:number-columns-repeated="8" table:style-name="Gnumeric-default"/>
          <table:table-cell table:number-columns-repeated="48" table:style-name="Gnumeric-default"/>
          <table:table-cell table:number-columns-repeated="952" table:style-name="Gnumeric-default"/>
          <table:table-cell table:number-columns-repeated="8" table:style-name="Gnumeric-default"/>
        </table:table-row>
        <table:table-row table:style-name="AROW-0">
          <table:table-cell table:style-name="Gnumeric-default"/>
          <table:table-cell table:number-columns-repeated="6" table:style-name="ACE-0x107c1e8"/>
          <table:table-cell table:style-name="Gnumeric-default"/>
          <table:table-cell table:number-columns-repeated="8" table:style-name="Gnumeric-default"/>
          <table:table-cell table:number-columns-repeated="48" table:style-name="Gnumeric-default"/>
          <table:table-cell table:number-columns-repeated="952" table:style-name="Gnumeric-default"/>
          <table:table-cell table:number-columns-repeated="8" table:style-name="Gnumeric-default"/>
        </table:table-row>
        <table:table-row table:style-name="AROW-0" table:number-rows-repeated="175">
          <table:table-cell table:style-name="Gnumeric-default"/>
          <table:table-cell table:number-columns-repeated="6" table:style-name="ACE-0x107c1e8"/>
          <table:table-cell table:style-name="Gnumeric-default"/>
          <table:table-cell table:number-columns-repeated="8" table:style-name="Gnumeric-default"/>
          <table:table-cell table:number-columns-repeated="48" table:style-name="Gnumeric-default"/>
          <table:table-cell table:number-columns-repeated="952" table:style-name="Gnumeric-default"/>
          <table:table-cell table:number-columns-repeated="8" table:style-name="Gnumeric-default"/>
        </table:table-row>
        <table:table-row table:style-name="AROW-0">
          <table:table-cell table:style-name="Gnumeric-default"/>
          <table:table-cell table:number-columns-repeated="6" table:style-name="ACE-0x107c1e8"/>
          <table:table-cell table:style-name="Gnumeric-default"/>
          <table:table-cell table:number-columns-repeated="8" table:style-name="Gnumeric-default"/>
          <table:table-cell table:number-columns-repeated="48" table:style-name="Gnumeric-default"/>
          <table:table-cell table:number-columns-repeated="448" table:style-name="Gnumeric-default"/>
          <table:table-cell table:number-columns-repeated="512" table:style-name="Gnumeric-default"/>
        </table:table-row>
        <table:table-row table:style-name="AROW-0" table:number-rows-repeated="3839">
          <table:table-cell table:style-name="Gnumeric-default"/>
          <table:table-cell table:number-columns-repeated="6" table:style-name="ACE-0x107c1e8"/>
          <table:table-cell table:style-name="Gnumeric-default"/>
          <table:table-cell table:number-columns-repeated="8" table:style-name="Gnumeric-default"/>
          <table:table-cell table:number-columns-repeated="48" table:style-name="Gnumeric-default"/>
          <table:table-cell table:number-columns-repeated="448" table:style-name="Gnumeric-default"/>
          <table:table-cell table:number-columns-repeated="512" table:style-name="Gnumeric-default"/>
        </table:table-row>
        <table:table-row table:style-name="AROW-0">
          <table:table-cell table:style-name="Gnumeric-default"/>
          <table:table-cell table:number-columns-repeated="6" table:style-name="ACE-0x107c1e8"/>
          <table:table-cell table:style-name="Gnumeric-default"/>
          <table:table-cell table:number-columns-repeated="8" table:style-name="Gnumeric-default"/>
          <table:table-cell table:number-columns-repeated="48" table:style-name="Gnumeric-default"/>
          <table:table-cell table:number-columns-repeated="448" table:style-name="Gnumeric-default"/>
          <table:table-cell table:number-columns-repeated="512" table:style-name="Gnumeric-default"/>
        </table:table-row>
        <table:table-row table:style-name="AROW-0" table:number-rows-repeated="1044478">
          <table:table-cell table:style-name="Gnumeric-default"/>
          <table:table-cell table:number-columns-repeated="6" table:style-name="ACE-0x107c1e8"/>
          <table:table-cell table:style-name="Gnumeric-default"/>
          <table:table-cell table:number-columns-repeated="8" table:style-name="Gnumeric-default"/>
          <table:table-cell table:number-columns-repeated="48" table:style-name="Gnumeric-default"/>
          <table:table-cell table:number-columns-repeated="448" table:style-name="Gnumeric-default"/>
          <table:table-cell table:number-columns-repeated="512" table:style-name="Gnumeric-default"/>
        </table:table-row>
        <table:table-row table:style-name="AROW-0">
          <table:table-cell table:style-name="Gnumeric-default"/>
          <table:table-cell table:number-columns-repeated="6" table:style-name="Gnumeric-default"/>
          <table:table-cell table:style-name="Gnumeric-default"/>
          <table:table-cell table:number-columns-repeated="8" table:style-name="Gnumeric-default"/>
          <table:table-cell table:number-columns-repeated="48" table:style-name="Gnumeric-default"/>
          <table:table-cell table:number-columns-repeated="448" table:style-name="Gnumeric-default"/>
          <table:table-cell table:number-columns-repeated="512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2">
      <number:number number:decimal-places="0" number:display-factor="1" number:grouping="false" number:min-integer-digits="1"/>
    </number:number-style>
    <number:number-style style:name="ND.0">
      <number:number number:decimal-places="4" number:display-factor="1" number:grouping="false" number:min-integer-digits="1"/>
    </number:number-style>
    <number:percentage-style style:name="ND.1">
      <number:number number:decimal-places="4" number:display-factor="1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7.35pt" style:use-optimal-row-height="true"/>
    </style:default-style>
  </office:styles>
  <office:automatic-styles>
    <style:page-layout style:name="pl-0x10b56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f99210" style:display-name="Sheet1" style:page-layout-name="pl-0x10b56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0-30T21:15:38Z</dc:date>
    <dc:title>Tables</dc:title>
    <meta:creation-date>2014-10-28T14:41:51Z</meta:creation-date>
    <meta:editing-cycles>16</meta:editing-cycles>
    <meta:editing-duration>PT2H23M55S</meta:editing-duration>
    <meta:generator>gnumeric/1.10.17</meta:generator>
    <meta:initial-creator>Yunqing Dong</meta:initial-creator>
  </office:meta>
</office:document-meta>
</file>